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3335in" fo:margin-right="0in" fo:margin-top="0in" fo:margin-bottom="0.1965in" loext:contextual-spacing="false" fo:orphans="2" fo:widows="2" fo:text-indent="0in" style:auto-text-indent="false" fo:padding="0in" fo:border="none"/>
      <style:text-properties fo:font-variant="normal" fo:text-transform="none" fo:color="#1d1c1d" style:font-name="Monaco" fo:font-size="9.75pt" fo:letter-spacing="normal" fo:font-style="normal" fo:font-weight="normal" loext:padding="0in" loext:border="none"/>
    </style:style>
    <style:style style:name="P2" style:family="paragraph" style:parent-style-name="Preformatted_20_Text">
      <style:paragraph-properties fo:margin-left="0.3335in" fo:margin-right="0in" fo:margin-top="0in" fo:margin-bottom="0in" loext:contextual-spacing="false" fo:orphans="2" fo:widows="2" fo:text-indent="0in" style:auto-text-indent="false" fo:padding="0in" fo:border="none"/>
      <style:text-properties fo:font-variant="normal" fo:text-transform="none" fo:color="#1d1c1d" style:font-name="Monaco" fo:font-size="9.75pt" fo:letter-spacing="normal" fo:font-style="normal" fo:font-weight="normal" loext:padding="0in" loext:border="none"/>
    </style:style>
    <style:style style:name="T1" style:family="text">
      <style:text-properties officeooo:rsid="001c3332"/>
    </style:style>
    <style:style style:name="T2" style:family="text">
      <style:text-properties officeooo:rsid="001d4087"/>
    </style:style>
    <style:style style:name="T3" style:family="text">
      <style:text-properties officeooo:rsid="001ddb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Python Basics</text:p>
      <text:p text:style-name="P2">- Explain what a Python Dictinary is and how you might use one.</text:p>
      <text:p text:style-name="P2"/>
      <text:p text:style-name="P2"><text:tab/><text:span text:style-name="T1">The basic Python dictionary is declared by using the {} signs. The values are placed in a key: value pair followed by a comma. It is used to store data to be used at a later time in an object.</text:span></text:p>
      <text:p text:style-name="P2"/>
      <text:p text:style-name="P2">- What is a Tuple in python?</text:p>
      <text:p text:style-name="P2"/>
      <text:p text:style-name="P2"><text:tab/><text:span text:style-name="T1">A tuple is similar to a list, but immutable.</text:span></text:p>
      <text:p text:style-name="P2"/>
      <text:p text:style-name="P2">- What is a Set in python?</text:p>
      <text:p text:style-name="P2"/>
      <text:p text:style-name="P2"><text:tab/><text:span text:style-name="T1">An unordered data collection that has no duplicate elements.</text:span></text:p>
      <text:p text:style-name="P2"/>
      <text:p text:style-name="P2">- Name 2 types of loops in Python</text:p>
      <text:p text:style-name="P2"/>
      <text:p text:style-name="P2"><text:tab/><text:span text:style-name="T1">For loops and while loops are two types of loops in Python.</text:span></text:p>
      <text:p text:style-name="P2"/>
      <text:p text:style-name="P2">- What is List Comprehension in Python?</text:p>
      <text:p text:style-name="P2"/>
      <text:p text:style-name="P2"><text:tab/><text:span text:style-name="T1">A way to create a list using existing lists.</text:span></text:p>
      <text:p text:style-name="P2"/>
      <text:p text:style-name="P2"><text:tab/><text:span text:style-name="T1">Example ( list_two = [variable for variables in list_one]</text:span></text:p>
      <text:p text:style-name="P2"/>
      <text:p text:style-name="P2">- What is a Python Conditional and what is it used for?</text:p>
      <text:p text:style-name="P2"/>
      <text:p text:style-name="P2"><text:tab/><text:span text:style-name="T1">Python conditionals (if, when, &lt;, &gt;, etc…) are set to let a part of the program run when that condition is met and no other time.</text:span></text:p>
      <text:p text:style-name="P2"/>
      <text:p text:style-name="P2">- What happens when you return a value for a python method/function</text:p>
      <text:p text:style-name="P2"/>
      <text:p text:style-name="P2"><text:tab/><text:span text:style-name="T1">Returning a method stores that value for future use.</text:span></text:p>
      <text:p text:style-name="P2"/>
      <text:p text:style-name="P2">- What is a default argument and explain a use case.</text:p>
      <text:p text:style-name="P2"/>
      <text:p text:style-name="P2"><text:tab/><text:span text:style-name="T1">Default arguments are set to cover the event if no other argument is specified. For instance, you have an assembly line of trucks. Unless otherwise specified the default color is white.</text:span></text:p>
      <text:p text:style-name="P2"/>
      <text:p text:style-name="P2">- What is a named argument?</text:p>
      <text:p text:style-name="P2"/>
      <text:p text:style-name="P2"><text:tab/><text:span text:style-name="T1">Named arguments are arguments where both the variable and the value are both specified in the ().</text:span></text:p>
      <text:p text:style-name="P2"/>
      <text:p text:style-name="P2">- What does the *args <text:s/>do in a python function and how might you use it?</text:p>
      <text:p text:style-name="P2"/>
      <text:p text:style-name="P2"><text:tab/><text:span text:style-name="T2">It allows you to take a variable number of arguments and not just the amount set in the function creation. For instance if you are to create a multiply function. You may want the ability to multiply as many numbers as you want and not just the two or three dictated by function creation.</text:span></text:p>
      <text:p text:style-name="P2"/>
      <text:p text:style-name="P1">- What are Keyword Arguments in Python?</text:p>
      <text:p text:style-name="P1"><text:tab/><text:span text:style-name="T2">They are the ability to call arguments by their name and value in whatever order you like in the function call.</text:span></text:p>
      <text:p text:style-name="P1"/>
      <text:p text:style-name="P2"><text:soft-page-break/>### Advanced Python Programming</text:p>
      <text:p text:style-name="P2">- What is a Class in python?</text:p>
      <text:p text:style-name="P2"/>
      <text:p text:style-name="P2"><text:tab/><text:span text:style-name="T2">A class is a first citizen type object used to set the parameters of all objects similar but not equal to itself.</text:span></text:p>
      <text:p text:style-name="P2"/>
      <text:p text:style-name="P2">- What is a dunder method in Python</text:p>
      <text:p text:style-name="P2"/>
      <text:p text:style-name="P2"><text:tab/><text:span text:style-name="T2">A dunder method is a built in function of Python used to create methods in classes to define their abilities and what they can do.</text:span></text:p>
      <text:p text:style-name="P2"/>
      <text:p text:style-name="P2">- What is self in python and how might we use it?</text:p>
      <text:p text:style-name="P2"/>
      <text:p text:style-name="P2"><text:tab/><text:span text:style-name="T2">Self is the target of the method and it is used to give the class instance the power specified by functions and the attributes specified.</text:span></text:p>
      <text:p text:style-name="P2"/>
      <text:p text:style-name="P2">- How does inheritance work in python?</text:p>
      <text:p text:style-name="P2"/>
      <text:p text:style-name="P2"><text:tab/><text:span text:style-name="T2">Inheritance from one class to the next prevents yourself from having to retype information that you already have by specifying which super class to copy from.</text:span></text:p>
      <text:p text:style-name="P2"/>
      <text:p text:style-name="P2">- What is pipenv?</text:p>
      <text:p text:style-name="P2"/>
      <text:p text:style-name="P2"><text:tab/><text:span text:style-name="T2">Pipenv is a program to establish and record version control of a program during it’s creation. This prevents breakage in the future.</text:span></text:p>
      <text:p text:style-name="P2"/>
      <text:p text:style-name="P2">- What is Polymorphism</text:p>
      <text:p text:style-name="P2"/>
      <text:p text:style-name="P2"><text:tab/><text:span text:style-name="T2">A transference of classes and attributes from a parent class to child class that can still be <text:s/>changed in the child class.</text:span></text:p>
      <text:p text:style-name="P2"/>
      <text:p text:style-name="P2">- What is the purpose of __init__ in python</text:p>
      <text:p text:style-name="P2"/>
      <text:p text:style-name="P2"><text:tab/><text:span text:style-name="T2">To self create the object through classes by specifying the name of the instance.</text:span></text:p>
      <text:p text:style-name="P2"/>
      <text:p text:style-name="P2">- What is a decorator and what is its purpose in python</text:p>
      <text:p text:style-name="P2"/>
      <text:p text:style-name="P2"><text:tab/><text:span text:style-name="T3">A function that manipulates other functions in the program without directly modifying it.</text:span></text:p>
      <text:p text:style-name="P2"/>
      <text:p text:style-name="P2">- What is a Generator in python</text:p>
      <text:p text:style-name="P2"/>
      <text:p text:style-name="P2"><text:tab/><text:span text:style-name="T3">A function that iterates through objects one step at a time.</text:span></text:p>
      <text:p text:style-name="P2"/>
      <text:p text:style-name="P2">- How do you declare a new instance of a class?</text:p>
      <text:p text:style-name="P2"/>
      <text:p text:style-name="P2"><text:tab/><text:span text:style-name="T3">New instances of classes are declared by:</text:span></text:p>
      <text:p text:style-name="P2"><text:tab/><text:tab/><text:span text:style-name="T3">variable = Classname(arguments...)</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9:19:38.141126544</meta:creation-date>
    <dc:date>2020-09-28T09:44:33.925165303</dc:date>
    <meta:editing-duration>PT4M25S</meta:editing-duration>
    <meta:editing-cycles>1</meta:editing-cycles>
    <meta:document-statistic meta:table-count="0" meta:image-count="0" meta:object-count="0" meta:page-count="2" meta:paragraph-count="46" meta:word-count="630" meta:character-count="3352" meta:non-whitespace-character-count="2742"/>
    <meta:generator>LibreOffice/6.4.6.2$Linux_X86_64 LibreOffice_project/40$Build-2</meta:generator>
  </office:meta>
</office:document-meta>
</file>